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414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QWK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_p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-AES</text:p>
          </table:table-cell>
          <table:table-cell office:value-type="string" calcext:value-type="string">
            <text:p>llama-4-scout_D_ASAP-AES_3call.csv</text:p>
          </table:table-cell>
          <table:table-cell office:value-type="float" office:value="0.911196558327747" calcext:value-type="float">
            <text:p>0.911196558327747</text:p>
          </table:table-cell>
          <table:table-cell office:value-type="float" office:value="0.935345308543815" calcext:value-type="float">
            <text:p>0.935345308543815</text:p>
          </table:table-cell>
          <table:table-cell office:value-type="float" office:value="0.300260030314493" calcext:value-type="float">
            <text:p>0.300260030314493</text:p>
          </table:table-cell>
          <table:table-cell office:value-type="float" office:value="0.335350391343236" calcext:value-type="float">
            <text:p>0.335350391343236</text:p>
          </table:table-cell>
          <table:table-cell table:number-columns-repeated="2" office:value-type="float" office:value="0.315018315018315" calcext:value-type="float">
            <text:p>0.315018315018315</text:p>
          </table:table-cell>
          <table:table-cell office:value-type="float" office:value="1.75335775335775" calcext:value-type="float">
            <text:p>1.75335775335775</text:p>
          </table:table-cell>
          <table:table-cell office:value-type="float" office:value="3.2120803721981" calcext:value-type="float">
            <text:p>3.2120803721981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-SAS</text:p>
          </table:table-cell>
          <table:table-cell office:value-type="string" calcext:value-type="string">
            <text:p>llama-4-scout_D_ASAP-SAS_3call.csv</text:p>
          </table:table-cell>
          <table:table-cell office:value-type="float" office:value="0.499058788120401" calcext:value-type="float">
            <text:p>0.499058788120401</text:p>
          </table:table-cell>
          <table:table-cell office:value-type="float" office:value="0.584970401073937" calcext:value-type="float">
            <text:p>0.584970401073937</text:p>
          </table:table-cell>
          <table:table-cell office:value-type="float" office:value="0.492751970597772" calcext:value-type="float">
            <text:p>0.492751970597772</text:p>
          </table:table-cell>
          <table:table-cell office:value-type="float" office:value="0.61596239937813" calcext:value-type="float">
            <text:p>0.61596239937813</text:p>
          </table:table-cell>
          <table:table-cell table:number-columns-repeated="2" office:value-type="float" office:value="0.502793296089386" calcext:value-type="float">
            <text:p>0.502793296089386</text:p>
          </table:table-cell>
          <table:table-cell office:value-type="float" office:value="0.58659217877095" calcext:value-type="float">
            <text:p>0.58659217877095</text:p>
          </table:table-cell>
          <table:table-cell office:value-type="float" office:value="0.846497512391745" calcext:value-type="float">
            <text:p>0.846497512391745</text:p>
          </table:table-cell>
          <table:table-cell office:value-type="float" office:value="19.55" calcext:value-type="float">
            <text:p>19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2</text:p>
          </table:table-cell>
          <table:table-cell office:value-type="string" calcext:value-type="string">
            <text:p>llama-4-scout_D_ASAP2_3call.csv</text:p>
          </table:table-cell>
          <table:table-cell office:value-type="float" office:value="0.176152869350017" calcext:value-type="float">
            <text:p>0.176152869350017</text:p>
          </table:table-cell>
          <table:table-cell office:value-type="float" office:value="0.501390767849566" calcext:value-type="float">
            <text:p>0.501390767849566</text:p>
          </table:table-cell>
          <table:table-cell office:value-type="float" office:value="0.113475291032701" calcext:value-type="float">
            <text:p>0.113475291032701</text:p>
          </table:table-cell>
          <table:table-cell office:value-type="float" office:value="0.0794563738342571" calcext:value-type="float">
            <text:p>0.0794563738342571</text:p>
          </table:table-cell>
          <table:table-cell table:number-columns-repeated="2" office:value-type="float" office:value="0.205967276227141" calcext:value-type="float">
            <text:p>0.205967276227141</text:p>
          </table:table-cell>
          <table:table-cell office:value-type="float" office:value="1.24558912415784" calcext:value-type="float">
            <text:p>1.24558912415784</text:p>
          </table:table-cell>
          <table:table-cell office:value-type="float" office:value="1.51528692355692" calcext:value-type="float">
            <text:p>1.51528692355692</text:p>
          </table:table-cell>
          <table:table-cell office:value-type="float" office:value="41.52" calcext:value-type="float">
            <text:p>41.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_plus_plus</text:p>
          </table:table-cell>
          <table:table-cell office:value-type="string" calcext:value-type="string">
            <text:p>llama-4-scout_D_ASAP_plus_plus_3call.csv</text:p>
          </table:table-cell>
          <table:table-cell office:value-type="float" office:value="0.219753980394464" calcext:value-type="float">
            <text:p>0.219753980394464</text:p>
          </table:table-cell>
          <table:table-cell office:value-type="float" office:value="0.829934287684111" calcext:value-type="float">
            <text:p>0.829934287684111</text:p>
          </table:table-cell>
          <table:table-cell office:value-type="float" office:value="0.0318525468439803" calcext:value-type="float">
            <text:p>0.0318525468439803</text:p>
          </table:table-cell>
          <table:table-cell office:value-type="float" office:value="0.09043323514973" calcext:value-type="float">
            <text:p>0.09043323514973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6.93452380952381" calcext:value-type="float">
            <text:p>6.93452380952381</text:p>
          </table:table-cell>
          <table:table-cell office:value-type="float" office:value="8.33975942708105" calcext:value-type="float">
            <text:p>8.33975942708105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EtlE_2way</text:p>
          </table:table-cell>
          <table:table-cell office:value-type="string" calcext:value-type="string">
            <text:p>llama-4-scout_D_BEEtlE_2way_3call.csv</text:p>
          </table:table-cell>
          <table:table-cell office:value-type="float" office:value="0.341197822141561" calcext:value-type="float">
            <text:p>0.341197822141561</text:p>
          </table:table-cell>
          <table:table-cell office:value-type="float" office:value="0.352818615207809" calcext:value-type="float">
            <text:p>0.352818615207809</text:p>
          </table:table-cell>
          <table:table-cell office:value-type="float" office:value="0.669607334371216" calcext:value-type="float">
            <text:p>0.669607334371216</text:p>
          </table:table-cell>
          <table:table-cell office:value-type="float" office:value="0.69473886328725" calcext:value-type="float">
            <text:p>0.69473886328725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77350269189626" calcext:value-type="float">
            <text:p>0.577350269189626</text:p>
          </table:table-cell>
          <table:table-cell office:value-type="float" office:value="33.33" calcext:value-type="float">
            <text:p>33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EtlE_3way</text:p>
          </table:table-cell>
          <table:table-cell office:value-type="string" calcext:value-type="string">
            <text:p>llama-4-scout_D_BEEtlE_3way_3call.csv</text:p>
          </table:table-cell>
          <table:table-cell office:value-type="float" office:value="0.312477119179951" calcext:value-type="float">
            <text:p>0.312477119179951</text:p>
          </table:table-cell>
          <table:table-cell office:value-type="float" office:value="0.345392893529923" calcext:value-type="float">
            <text:p>0.345392893529923</text:p>
          </table:table-cell>
          <table:table-cell office:value-type="float" office:value="0.408513556969149" calcext:value-type="float">
            <text:p>0.408513556969149</text:p>
          </table:table-cell>
          <table:table-cell office:value-type="float" office:value="0.440845446333251" calcext:value-type="float">
            <text:p>0.440845446333251</text:p>
          </table:table-cell>
          <table:table-cell table:number-columns-repeated="2" office:value-type="float" office:value="0.462121212121212" calcext:value-type="float">
            <text:p>0.462121212121212</text:p>
          </table:table-cell>
          <table:table-cell office:value-type="float" office:value="0.753787878787879" calcext:value-type="float">
            <text:p>0.753787878787879</text:p>
          </table:table-cell>
          <table:table-cell office:value-type="float" office:value="1.08885539012582" calcext:value-type="float">
            <text:p>1.08885539012582</text:p>
          </table:table-cell>
          <table:table-cell office:value-type="float" office:value="37.69" calcext:value-type="float">
            <text:p>37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SEE</text:p>
          </table:table-cell>
          <table:table-cell office:value-type="string" calcext:value-type="string">
            <text:p>llama-4-scout_D_CSEE_3call.csv</text:p>
          </table:table-cell>
          <table:table-cell office:value-type="float" office:value="0.621522535519615" calcext:value-type="float">
            <text:p>0.621522535519615</text:p>
          </table:table-cell>
          <table:table-cell office:value-type="float" office:value="0.659104262778304" calcext:value-type="float">
            <text:p>0.659104262778304</text:p>
          </table:table-cell>
          <table:table-cell office:value-type="float" office:value="0.179085518941858" calcext:value-type="float">
            <text:p>0.179085518941858</text:p>
          </table:table-cell>
          <table:table-cell office:value-type="float" office:value="0.202182596205841" calcext:value-type="float">
            <text:p>0.202182596205841</text:p>
          </table:table-cell>
          <table:table-cell table:number-columns-repeated="2" office:value-type="float" office:value="0.206463195691203" calcext:value-type="float">
            <text:p>0.206463195691203</text:p>
          </table:table-cell>
          <table:table-cell office:value-type="float" office:value="2.0212447636146" calcext:value-type="float">
            <text:p>2.0212447636146</text:p>
          </table:table-cell>
          <table:table-cell office:value-type="float" office:value="2.63255221012585" calcext:value-type="float">
            <text:p>2.63255221012585</text:p>
          </table:table-cell>
          <table:table-cell office:value-type="float" office:value="12.63" calcext:value-type="float">
            <text:p>12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lts_Writing_Dataset</text:p>
          </table:table-cell>
          <table:table-cell office:value-type="string" calcext:value-type="string">
            <text:p>llama-4-scout_D_Ielts_Writing_Dataset_3call.csv</text:p>
          </table:table-cell>
          <table:table-cell office:value-type="float" office:value="0.31438127090301" calcext:value-type="float">
            <text:p>0.31438127090301</text:p>
          </table:table-cell>
          <table:table-cell office:value-type="float" office:value="0.426421577819432" calcext:value-type="float">
            <text:p>0.426421577819432</text:p>
          </table:table-cell>
          <table:table-cell office:value-type="float" office:value="0.211152882205514" calcext:value-type="float">
            <text:p>0.211152882205514</text:p>
          </table:table-cell>
          <table:table-cell office:value-type="float" office:value="0.341880341880342" calcext:value-type="float">
            <text:p>0.341880341880342</text:p>
          </table:table-cell>
          <table:table-cell table:number-columns-repeated="2" office:value-type="float" office:value="0.233333333333333" calcext:value-type="float">
            <text:p>0.233333333333333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1.1213417888438" calcext:value-type="float">
            <text:p>1.1213417888438</text:p>
          </table:table-cell>
          <table:table-cell office:value-type="float" office:value="11.53" calcext:value-type="float">
            <text:p>11.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lts_Writing_Task_2_Dataset</text:p>
          </table:table-cell>
          <table:table-cell office:value-type="string" calcext:value-type="string">
            <text:p>llama-4-scout_D_Ielts_Writing_Task_2_Dataset_3call.csv</text:p>
          </table:table-cell>
          <table:table-cell office:value-type="float" office:value="0.221895006402049" calcext:value-type="float">
            <text:p>0.221895006402049</text:p>
          </table:table-cell>
          <table:table-cell office:value-type="float" office:value="0.273132405288546" calcext:value-type="float">
            <text:p>0.273132405288546</text:p>
          </table:table-cell>
          <table:table-cell office:value-type="float" office:value="0.175206760158217" calcext:value-type="float">
            <text:p>0.175206760158217</text:p>
          </table:table-cell>
          <table:table-cell office:value-type="float" office:value="0.244337708300595" calcext:value-type="float">
            <text:p>0.244337708300595</text:p>
          </table:table-cell>
          <table:table-cell table:number-columns-repeated="2" office:value-type="float" office:value="0.184466019417476" calcext:value-type="float">
            <text:p>0.184466019417476</text:p>
          </table:table-cell>
          <table:table-cell office:value-type="float" office:value="1.3042071197411" calcext:value-type="float">
            <text:p>1.3042071197411</text:p>
          </table:table-cell>
          <table:table-cell office:value-type="float" office:value="1.65334481674684" calcext:value-type="float">
            <text:p>1.65334481674684</text:p>
          </table:table-cell>
          <table:table-cell office:value-type="float" office:value="16.3" calcext:value-type="float">
            <text:p>16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hlar</text:p>
          </table:table-cell>
          <table:table-cell office:value-type="string" calcext:value-type="string">
            <text:p>llama-4-scout_D_Mohlar_3call.csv</text:p>
          </table:table-cell>
          <table:table-cell office:value-type="float" office:value="0.0137910580559056" calcext:value-type="float">
            <text:p>0.0137910580559056</text:p>
          </table:table-cell>
          <table:table-cell office:value-type="float" office:value="0.00991893282263002" calcext:value-type="float">
            <text:p>0.00991893282263002</text:p>
          </table:table-cell>
          <table:table-cell office:value-type="float" office:value="0.233810179304118" calcext:value-type="float">
            <text:p>0.233810179304118</text:p>
          </table:table-cell>
          <table:table-cell office:value-type="float" office:value="0.240607285391088" calcext:value-type="float">
            <text:p>0.240607285391088</text:p>
          </table:table-cell>
          <table:table-cell table:number-columns-repeated="2" office:value-type="float" office:value="0.234042553191489" calcext:value-type="float">
            <text:p>0.234042553191489</text:p>
          </table:table-cell>
          <table:table-cell office:value-type="float" office:value="1.35460992907801" calcext:value-type="float">
            <text:p>1.35460992907801</text:p>
          </table:table-cell>
          <table:table-cell office:value-type="float" office:value="1.7114549407403" calcext:value-type="float">
            <text:p>1.7114549407403</text:p>
          </table:table-cell>
          <table:table-cell office:value-type="float" office:value="27.09" calcext:value-type="float">
            <text:p>27.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1</text:p>
          </table:table-cell>
          <table:table-cell office:value-type="string" calcext:value-type="string">
            <text:p>llama-4-scout_D_OS_Dataset_q1_3call.csv</text:p>
          </table:table-cell>
          <table:table-cell office:value-type="float" office:value="0.0880503144654087" calcext:value-type="float">
            <text:p>0.0880503144654087</text:p>
          </table:table-cell>
          <table:table-cell office:value-type="float" office:value="0.0206319728903613" calcext:value-type="float">
            <text:p>0.02063197289036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8.43142270846913" calcext:value-type="float">
            <text:p>8.43142270846913</text:p>
          </table:table-cell>
          <table:table-cell office:value-type="float" office:value="7.67" calcext:value-type="float">
            <text:p>7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2</text:p>
          </table:table-cell>
          <table:table-cell office:value-type="string" calcext:value-type="string">
            <text:p>llama-4-scout_D_OS_Dataset_q2_3call.csv</text:p>
          </table:table-cell>
          <table:table-cell office:value-type="float" office:value="-0.0919540229885059" calcext:value-type="float">
            <text:p>-0.0919540229885059</text:p>
          </table:table-cell>
          <table:table-cell office:value-type="float" office:value="-0.191673322105899" calcext:value-type="float">
            <text:p>-0.1916733221058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06666666666667" calcext:value-type="float">
            <text:p>5.06666666666667</text:p>
          </table:table-cell>
          <table:table-cell office:value-type="float" office:value="5.94418483337567" calcext:value-type="float">
            <text:p>5.94418483337567</text:p>
          </table:table-cell>
          <table:table-cell office:value-type="float" office:value="5.07" calcext:value-type="float">
            <text:p>5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3</text:p>
          </table:table-cell>
          <table:table-cell office:value-type="string" calcext:value-type="string">
            <text:p>llama-4-scout_D_OS_Dataset_q3_3call.csv</text:p>
          </table:table-cell>
          <table:table-cell office:value-type="float" office:value="0" calcext:value-type="float">
            <text:p>0</text:p>
          </table:table-cell>
          <table:table-cell office:value-type="float" office:value="0.00774225130326861" calcext:value-type="float">
            <text:p>0.007742251303268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4.01939741199543" calcext:value-type="float">
            <text:p>4.01939741199543</text:p>
          </table:table-cell>
          <table:table-cell office:value-type="float" office:value="3.27" calcext:value-type="float">
            <text:p>3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4</text:p>
          </table:table-cell>
          <table:table-cell office:value-type="string" calcext:value-type="string">
            <text:p>llama-4-scout_D_OS_Dataset_q4_3call.csv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117987769235184" calcext:value-type="float">
            <text:p>0.117987769235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6666666666667" calcext:value-type="float">
            <text:p>5.46666666666667</text:p>
          </table:table-cell>
          <table:table-cell office:value-type="float" office:value="6.87992248018343" calcext:value-type="float">
            <text:p>6.87992248018343</text:p>
          </table:table-cell>
          <table:table-cell office:value-type="float" office:value="5.47" calcext:value-type="float">
            <text:p>5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5</text:p>
          </table:table-cell>
          <table:table-cell office:value-type="string" calcext:value-type="string">
            <text:p>llama-4-scout_D_OS_Dataset_q5_3call.csv</text:p>
          </table:table-cell>
          <table:table-cell office:value-type="float" office:value="0.640718562874252" calcext:value-type="float">
            <text:p>0.640718562874252</text:p>
          </table:table-cell>
          <table:table-cell office:value-type="float" office:value="0.824764560882222" calcext:value-type="float">
            <text:p>0.824764560882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6.23074812700868" calcext:value-type="float">
            <text:p>6.23074812700868</text:p>
          </table:table-cell>
          <table:table-cell office:value-type="float" office:value="5.67" calcext:value-type="float">
            <text:p>5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ading_Dataset_J2C</text:p>
          </table:table-cell>
          <table:table-cell office:value-type="string" calcext:value-type="string">
            <text:p>llama-4-scout_D_Regrading_Dataset_J2C_3call.csv</text:p>
          </table:table-cell>
          <table:table-cell office:value-type="float" office:value="0.305430788076766" calcext:value-type="float">
            <text:p>0.305430788076766</text:p>
          </table:table-cell>
          <table:table-cell office:value-type="float" office:value="0.308101736144605" calcext:value-type="float">
            <text:p>0.308101736144605</text:p>
          </table:table-cell>
          <table:table-cell office:value-type="float" office:value="0.261541168191414" calcext:value-type="float">
            <text:p>0.261541168191414</text:p>
          </table:table-cell>
          <table:table-cell office:value-type="float" office:value="0.486652236652237" calcext:value-type="float">
            <text:p>0.486652236652237</text:p>
          </table:table-cell>
          <table:table-cell table:number-columns-repeated="2" office:value-type="float" office:value="0.261904761904762" calcext:value-type="float">
            <text:p>0.261904761904762</text:p>
          </table:table-cell>
          <table:table-cell office:value-type="float" office:value="1.53571428571429" calcext:value-type="float">
            <text:p>1.53571428571429</text:p>
          </table:table-cell>
          <table:table-cell office:value-type="float" office:value="2.07386738388112" calcext:value-type="float">
            <text:p>2.07386738388112</text:p>
          </table:table-cell>
          <table:table-cell office:value-type="float" office:value="19.2" calcext:value-type="float">
            <text:p>1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1</text:p>
          </table:table-cell>
          <table:table-cell office:value-type="string" calcext:value-type="string">
            <text:p>llama-4-scout_D_Rice_Chem_Q1_3call.csv</text:p>
          </table:table-cell>
          <table:table-cell office:value-type="float" office:value="0.0249480249480251" calcext:value-type="float">
            <text:p>0.0249480249480251</text:p>
          </table:table-cell>
          <table:table-cell office:value-type="float" office:value="0.216045784020599" calcext:value-type="float">
            <text:p>0.216045784020599</text:p>
          </table:table-cell>
          <table:table-cell table:number-columns-repeated="4" office:value-type="float" office:value="0.142857142857143" calcext:value-type="float">
            <text:p>0.142857142857143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2.82982976660019" calcext:value-type="float">
            <text:p>2.82982976660019</text:p>
          </table:table-cell>
          <table:table-cell office:value-type="float" office:value="28.57" calcext:value-type="float">
            <text:p>28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2</text:p>
          </table:table-cell>
          <table:table-cell office:value-type="string" calcext:value-type="string">
            <text:p>llama-4-scout_D_Rice_Chem_Q2_3call.csv</text:p>
          </table:table-cell>
          <table:table-cell office:value-type="float" office:value="0.590055248618784" calcext:value-type="float">
            <text:p>0.590055248618784</text:p>
          </table:table-cell>
          <table:table-cell office:value-type="float" office:value="0.696672512633972" calcext:value-type="float">
            <text:p>0.696672512633972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14285714285714" calcext:value-type="float">
            <text:p>0.214285714285714</text:p>
          </table:table-cell>
          <table:table-cell office:value-type="float" office:value="1.76190476190476" calcext:value-type="float">
            <text:p>1.76190476190476</text:p>
          </table:table-cell>
          <table:table-cell office:value-type="float" office:value="2.27477541190404" calcext:value-type="float">
            <text:p>2.27477541190404</text:p>
          </table:table-cell>
          <table:table-cell office:value-type="float" office:value="22.02" calcext:value-type="float">
            <text:p>22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3</text:p>
          </table:table-cell>
          <table:table-cell office:value-type="string" calcext:value-type="string">
            <text:p>llama-4-scout_D_Rice_Chem_Q3_3call.csv</text:p>
          </table:table-cell>
          <table:table-cell office:value-type="float" office:value="0.160688665710187" calcext:value-type="float">
            <text:p>0.160688665710187</text:p>
          </table:table-cell>
          <table:table-cell office:value-type="float" office:value="0.345149430242399" calcext:value-type="float">
            <text:p>0.345149430242399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230769230769231" calcext:value-type="float">
            <text:p>0.230769230769231</text:p>
          </table:table-cell>
          <table:table-cell table:number-columns-repeated="2" office:value-type="float" office:value="0.0769230769230769" calcext:value-type="float">
            <text:p>0.0769230769230769</text:p>
          </table:table-cell>
          <table:table-cell office:value-type="float" office:value="2.64102564102564" calcext:value-type="float">
            <text:p>2.64102564102564</text:p>
          </table:table-cell>
          <table:table-cell office:value-type="float" office:value="3.07596138817419" calcext:value-type="float">
            <text:p>3.07596138817419</text:p>
          </table:table-cell>
          <table:table-cell office:value-type="float" office:value="29.34" calcext:value-type="float">
            <text:p>29.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4</text:p>
          </table:table-cell>
          <table:table-cell office:value-type="string" calcext:value-type="string">
            <text:p>llama-4-scout_D_Rice_Chem_Q4_3call.csv</text:p>
          </table:table-cell>
          <table:table-cell office:value-type="float" office:value="0.137299771167048" calcext:value-type="float">
            <text:p>0.137299771167048</text:p>
          </table:table-cell>
          <table:table-cell office:value-type="float" office:value="0.164503224230533" calcext:value-type="float">
            <text:p>0.164503224230533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.288461538461538" calcext:value-type="float">
            <text:p>0.288461538461538</text:p>
          </table:table-cell>
          <table:table-cell table:number-columns-repeated="2" office:value-type="float" office:value="0.230769230769231" calcext:value-type="float">
            <text:p>0.230769230769231</text:p>
          </table:table-cell>
          <table:table-cell office:value-type="float" office:value="1.20512820512821" calcext:value-type="float">
            <text:p>1.20512820512821</text:p>
          </table:table-cell>
          <table:table-cell office:value-type="float" office:value="1.52191961556428" calcext:value-type="float">
            <text:p>1.52191961556428</text:p>
          </table:table-cell>
          <table:table-cell office:value-type="float" office:value="15.06" calcext:value-type="float">
            <text:p>15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SBank_2way</text:p>
          </table:table-cell>
          <table:table-cell office:value-type="string" calcext:value-type="string">
            <text:p>llama-4-scout_D_SciEntSBank_2way_3call.csv</text:p>
          </table:table-cell>
          <table:table-cell office:value-type="float" office:value="0.417239424154001" calcext:value-type="float">
            <text:p>0.417239424154001</text:p>
          </table:table-cell>
          <table:table-cell office:value-type="float" office:value="0.418299581077043" calcext:value-type="float">
            <text:p>0.418299581077043</text:p>
          </table:table-cell>
          <table:table-cell office:value-type="float" office:value="0.717248518840735" calcext:value-type="float">
            <text:p>0.717248518840735</text:p>
          </table:table-cell>
          <table:table-cell office:value-type="float" office:value="0.717037731830621" calcext:value-type="float">
            <text:p>0.717037731830621</text:p>
          </table:table-cell>
          <table:table-cell table:number-columns-repeated="2" office:value-type="float" office:value="0.719183673469388" calcext:value-type="float">
            <text:p>0.719183673469388</text:p>
          </table:table-cell>
          <table:table-cell office:value-type="float" office:value="0.280816326530612" calcext:value-type="float">
            <text:p>0.280816326530612</text:p>
          </table:table-cell>
          <table:table-cell office:value-type="float" office:value="0.529921056885469" calcext:value-type="float">
            <text:p>0.529921056885469</text:p>
          </table:table-cell>
          <table:table-cell office:value-type="float" office:value="28.08" calcext:value-type="float">
            <text:p>28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SBank_3way</text:p>
          </table:table-cell>
          <table:table-cell office:value-type="string" calcext:value-type="string">
            <text:p>llama-4-scout_D_SciEntSBank_3way_3call.csv</text:p>
          </table:table-cell>
          <table:table-cell office:value-type="float" office:value="0.307459561698436" calcext:value-type="float">
            <text:p>0.307459561698436</text:p>
          </table:table-cell>
          <table:table-cell office:value-type="float" office:value="0.322982321151846" calcext:value-type="float">
            <text:p>0.322982321151846</text:p>
          </table:table-cell>
          <table:table-cell office:value-type="float" office:value="0.568263264262224" calcext:value-type="float">
            <text:p>0.568263264262224</text:p>
          </table:table-cell>
          <table:table-cell office:value-type="float" office:value="0.587705110088227" calcext:value-type="float">
            <text:p>0.587705110088227</text:p>
          </table:table-cell>
          <table:table-cell table:number-columns-repeated="2" office:value-type="float" office:value="0.601632653061224" calcext:value-type="float">
            <text:p>0.601632653061224</text:p>
          </table:table-cell>
          <table:table-cell office:value-type="float" office:value="0.693061224489796" calcext:value-type="float">
            <text:p>0.693061224489796</text:p>
          </table:table-cell>
          <table:table-cell office:value-type="float" office:value="1.13245263900608" calcext:value-type="float">
            <text:p>1.13245263900608</text:p>
          </table:table-cell>
          <table:table-cell office:value-type="float" office:value="34.65" calcext:value-type="float">
            <text:p>34.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suade_2</text:p>
          </table:table-cell>
          <table:table-cell office:value-type="string" calcext:value-type="string">
            <text:p>llama-4-scout_D_persuade_2_3call.csv</text:p>
          </table:table-cell>
          <table:table-cell office:value-type="float" office:value="0.381417383737794" calcext:value-type="float">
            <text:p>0.381417383737794</text:p>
          </table:table-cell>
          <table:table-cell office:value-type="float" office:value="0.611400325734164" calcext:value-type="float">
            <text:p>0.611400325734164</text:p>
          </table:table-cell>
          <table:table-cell office:value-type="float" office:value="0.192129040315217" calcext:value-type="float">
            <text:p>0.192129040315217</text:p>
          </table:table-cell>
          <table:table-cell office:value-type="float" office:value="0.291675083230464" calcext:value-type="float">
            <text:p>0.291675083230464</text:p>
          </table:table-cell>
          <table:table-cell table:number-columns-repeated="2" office:value-type="float" office:value="0.261904761904762" calcext:value-type="float">
            <text:p>0.261904761904762</text:p>
          </table:table-cell>
          <table:table-cell office:value-type="float" office:value="1.04456654456654" calcext:value-type="float">
            <text:p>1.04456654456654</text:p>
          </table:table-cell>
          <table:table-cell office:value-type="float" office:value="1.29799005573162" calcext:value-type="float">
            <text:p>1.29799005573162</text:p>
          </table:table-cell>
          <table:table-cell office:value-type="float" office:value="20.89" calcext:value-type="float">
            <text:p>20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🏆 OVERALL AVERAGE</text:p>
          </table:table-cell>
          <table:table-cell office:value-type="string" calcext:value-type="string">
            <text:p>(23 datasets)</text:p>
          </table:table-cell>
          <table:table-cell office:value-type="float" office:value="0.289748230534152" calcext:value-type="float">
            <text:p>0.289748230534152</text:p>
          </table:table-cell>
          <table:table-cell office:value-type="float" office:value="0.381784243479929" calcext:value-type="float">
            <text:p>0.381784243479929</text:p>
          </table:table-cell>
          <table:table-cell office:value-type="float" office:value="0.232837580987605" calcext:value-type="float">
            <text:p>0.232837580987605</text:p>
          </table:table-cell>
          <table:table-cell office:value-type="float" office:value="0.283954465869269" calcext:value-type="float">
            <text:p>0.283954465869269</text:p>
          </table:table-cell>
          <table:table-cell table:number-columns-repeated="2" office:value-type="float" office:value="0.24137316882311" calcext:value-type="float">
            <text:p>0.24137316882311</text:p>
          </table:table-cell>
          <table:table-cell office:value-type="float" office:value="2.42568403134761" calcext:value-type="float">
            <text:p>2.42568403134761</text:p>
          </table:table-cell>
          <table:table-cell office:value-type="float" office:value="2.99743115346867" calcext:value-type="float">
            <text:p>2.99743115346867</text:p>
          </table:table-cell>
          <table:table-cell office:value-type="float" office:value="20.2190476190476" calcext:value-type="float">
            <text:p>20.2190476190476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sults" style:display-name="PageStyle_Resul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2-05T03:07:54</meta:creation-date>
    <dc:date>2025-12-06T03:44:51.265567191</dc:date>
    <meta:generator>LibreOffice/7.3.7.2$Linux_X86_64 LibreOffice_project/30$Build-2</meta:generator>
    <meta:editing-duration>PT24S</meta:editing-duration>
    <meta:editing-cycles>1</meta:editing-cycles>
    <meta:document-statistic meta:table-count="1" meta:cell-count="275" meta:object-count="0"/>
    <meta:user-defined meta:name="AppVersion">3.1</meta:user-defined>
  </office:meta>
</office:document-meta>
</file>